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0BFC40C4312FFB32508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TeX Gyre Bonum1" svg:font-family="'TeX Gyre Bonum'" style:font-pitch="variable"/>
    <style:font-face style:name="TeX Gyre Bonum" svg:font-family="'TeX Gyre Bonum'" style:font-adornments="Regular" style:font-pitch="variable"/>
    <style:font-face style:name="TeX Gyre DejaVu Math1" svg:font-family="'TeX Gyre DejaVu Math'" style:font-pitch="variable"/>
    <style:font-face style:name="TeX Gyre DejaVu Math" svg:font-family="'TeX Gyre DejaVu Math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973cm" fo:min-width="4.58cm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svg:stroke-color="#a1467e" draw:fill-color="#800080" draw:textarea-horizontal-align="justify" draw:textarea-vertical-align="middle" draw:auto-grow-height="false" fo:min-height="0.797cm" fo:min-width="5.85cm"/>
      <style:paragraph-properties style:writing-mode="lr-tb"/>
    </style:style>
    <style:style style:name="gr5" style:family="graphic" style:parent-style-name="objectwithoutfill">
      <style:graphic-properties svg:stroke-width="0.051cm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-color="#ff8000" draw:textarea-horizontal-align="justify" draw:textarea-vertical-align="middle" draw:auto-grow-height="false" fo:min-height="1.555cm" fo:min-width="1.3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7cm" fo:min-width="0cm"/>
      <style:paragraph-properties style:writing-mode="lr-tb"/>
    </style:style>
    <style:style style:name="gr8" style:family="graphic" style:parent-style-name="standard">
      <style:graphic-properties svg:stroke-color="#a1467e" draw:fill-color="#d62e4e" draw:textarea-horizontal-align="justify" draw:textarea-vertical-align="middle" draw:auto-grow-height="false" fo:min-height="0.585cm" fo:min-width="2.67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2.8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1.492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fill-color="#00a933" draw:textarea-horizontal-align="justify" draw:textarea-vertical-align="middle" draw:auto-grow-height="false" fo:min-height="0.067cm" fo:min-width="2.04cm"/>
      <style:paragraph-properties style:writing-mode="lr-tb"/>
    </style:style>
    <style:style style:name="gr13" style:family="graphic" style:parent-style-name="standard">
      <style:graphic-properties draw:fill-color="#acb20c" draw:textarea-horizontal-align="justify" draw:textarea-vertical-align="middle" draw:auto-grow-height="false" fo:min-height="0.067cm" fo:min-width="2.04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067cm" fo:min-width="2.04cm"/>
      <style:paragraph-properties style:writing-mode="lr-tb"/>
    </style:style>
    <style:style style:name="gr15" style:family="graphic" style:parent-style-name="standard">
      <style:graphic-properties draw:fill-color="#ff8000" draw:textarea-horizontal-align="justify" draw:textarea-vertical-align="middle" draw:auto-grow-height="false" fo:min-height="0.067cm" fo:min-width="2.0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justify" draw:auto-grow-height="false" draw:auto-grow-width="false" draw:fit-to-size="false" style:shrink-to-fit="false" fo:min-height="0cm" fo:min-width="0cm"/>
      <style:paragraph-properties style:writing-mode="lr-tb"/>
    </style:style>
    <style:style style:name="gr18" style:family="graphic" style:parent-style-name="objectwithoutfill">
      <style:graphic-properties draw:stroke="solid" draw:stroke-dash="Double_20_Dash_20_Dot" svg:stroke-width="0.051cm" draw:marker-start-width="0.276cm" draw:marker-end="Arrowheads_20_5" draw:marker-end-width="0.376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draw:marker-start-width="0.276cm" draw:marker-end="Arrowheads_20_5" draw:marker-end-width="0.376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fill-color="#acb20c" draw:textarea-horizontal-align="justify" draw:textarea-vertical-align="middle" draw:auto-grow-height="false" fo:min-height="0.067cm" fo:min-width="2.04cm" draw:shadow="hidden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fo:font-size="10pt"/>
    </style:style>
    <style:style style:name="P4" style:family="paragraph">
      <style:paragraph-properties fo:text-align="center" style:writing-mode="lr-tb"/>
      <style:text-properties fo:color="#000000" loext:opacity="100%" style:font-name="Liberation Sans2" fo:font-size="10pt"/>
    </style:style>
    <style:style style:name="P5" style:family="paragraph">
      <loext:graphic-properties draw:fill-color="#800080"/>
      <style:paragraph-properties fo:text-align="center" style:writing-mode="lr-tb"/>
      <style:text-properties fo:color="#000000" loext:opacity="100%" style:font-name="Liberation Sans2" fo:font-size="10pt"/>
    </style:style>
    <style:style style:name="P6" style:family="paragraph">
      <loext:graphic-properties draw:fill-color="#ff8000"/>
      <style:paragraph-properties fo:text-align="center"/>
    </style:style>
    <style:style style:name="P7" style:family="paragraph">
      <style:text-properties style:font-name="Liberation Sans2" fo:font-size="10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style:font-name="Liberation Sans2" fo:font-size="10pt" style:font-size-asian="18pt" style:font-size-complex="18pt"/>
    </style:style>
    <style:style style:name="P9" style:family="paragraph">
      <style:paragraph-properties fo:text-align="center" style:writing-mode="lr-tb"/>
      <style:text-properties fo:color="#000000" loext:opacity="100%" style:font-name="TeX Gyre DejaVu Math" fo:font-size="10pt" style:font-size-asian="18pt" style:font-size-complex="18pt"/>
    </style:style>
    <style:style style:name="P10" style:family="paragraph">
      <loext:graphic-properties draw:fill-color="#d62e4e"/>
      <style:paragraph-properties fo:text-align="center" style:writing-mode="lr-tb"/>
      <style:text-properties fo:color="#000000" loext:opacity="100%" style:font-name="TeX Gyre DejaVu Math" fo:font-size="10pt" style:font-size-asian="18pt" style:font-size-complex="18pt"/>
    </style:style>
    <style:style style:name="P11" style:family="paragraph">
      <style:text-properties style:font-name="Liberation Sans2" fo:font-size="6pt" style:font-size-asian="18pt" style:font-size-complex="18pt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2" fo:font-size="6pt" style:font-size-asian="18pt" style:font-size-complex="18pt"/>
    </style:style>
    <style:style style:name="P13" style:family="paragraph">
      <loext:graphic-properties draw:fill-color="#00a933"/>
      <style:paragraph-properties fo:text-align="center"/>
      <style:text-properties fo:font-size="6pt" style:font-size-asian="18pt" style:font-size-complex="18pt"/>
    </style:style>
    <style:style style:name="P14" style:family="paragraph">
      <loext:graphic-properties draw:fill-color="#acb20c"/>
      <style:paragraph-properties fo:text-align="center"/>
      <style:text-properties fo:font-size="6pt" style:font-size-asian="18pt" style:font-size-complex="18pt"/>
    </style:style>
    <style:style style:name="P15" style:family="paragraph">
      <style:paragraph-properties fo:text-align="center"/>
      <style:text-properties fo:font-size="6pt" style:font-size-asian="18pt" style:font-size-complex="18pt"/>
    </style:style>
    <style:style style:name="P16" style:family="paragraph">
      <loext:graphic-properties draw:fill-color="#ff8000"/>
      <style:paragraph-properties fo:text-align="center"/>
      <style:text-properties fo:font-size="6pt" style:font-size-asian="18pt" style:font-size-complex="18pt"/>
    </style:style>
    <style:style style:name="P17" style:family="paragraph">
      <style:text-properties fo:font-size="9pt"/>
    </style:style>
    <style:style style:name="P18" style:family="paragraph">
      <loext:graphic-properties draw:fill="none" draw:fill-color="#ffffff"/>
      <style:text-properties fo:font-size="9pt" style:font-size-asian="18pt" style:font-size-complex="18pt"/>
    </style:style>
    <style:style style:name="P19" style:family="paragraph">
      <style:paragraph-properties fo:text-align="center">
        <style:tab-stops/>
      </style:paragraph-properties>
    </style:style>
    <style:style style:name="P20" style:family="paragraph">
      <loext:graphic-properties draw:fill="none" draw:fill-color="#ffffff"/>
      <style:paragraph-properties fo:text-align="center">
        <style:tab-stops/>
      </style:paragraph-properties>
      <style:text-properties fo:font-size="6pt" style:font-size-asian="18pt" style:font-size-complex="18pt"/>
    </style:style>
    <style:style style:name="T1" style:family="text">
      <style:text-properties style:font-name="Liberation Sans2" fo:font-size="10pt" style:font-size-asian="18pt" style:font-size-complex="18pt"/>
    </style:style>
    <style:style style:name="T2" style:family="text">
      <style:text-properties fo:font-size="10pt"/>
    </style:style>
    <style:style style:name="T3" style:family="text">
      <style:text-properties fo:color="#000000" loext:opacity="100%" style:font-name="Liberation Sans2" fo:font-size="10pt" style:font-size-asian="18pt" style:font-size-complex="18pt"/>
    </style:style>
    <style:style style:name="T4" style:family="text">
      <style:text-properties fo:color="#000000" loext:opacity="100%" style:font-name="Liberation Sans2" fo:font-size="10pt"/>
    </style:style>
    <style:style style:name="T5" style:family="text">
      <style:text-properties fo:color="#000000" loext:opacity="100%" style:font-name="TeX Gyre DejaVu Math" fo:font-size="10pt" style:font-size-asian="18pt" style:font-size-complex="18pt"/>
    </style:style>
    <style:style style:name="T6" style:family="text">
      <style:text-properties fo:font-size="6pt" style:font-size-asian="18pt" style:font-size-complex="18pt"/>
    </style:style>
    <style:style style:name="T7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66cm" svg:height="1.616cm" svg:x="7.221cm" svg:y="10.451cm">
          <draw:image xlink:href="Pictures/10000000000003E8000000BFC40C4312FFB32508.jpg" xlink:type="simple" xlink:show="embed" xlink:actuate="onLoad" draw:mime-type="image/jpeg">
            <text:p/>
          </draw:image>
        </draw:frame>
        <draw:custom-shape draw:style-name="gr2" draw:text-style-name="P2" draw:layer="layout" svg:width="5.08cm" svg:height="2.223cm" svg:x="8.92cm" svg:y="10.162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79cm" svg:y1="13.02cm" svg:x2="13.282cm" svg:y2="13.02cm">
          <text:p text:style-name="P2"><text:span text:style-name="T1">Time</text:span></text:p>
          <text:p text:style-name="P2"><text:span text:style-name="T2"/></text:p>
        </draw:line>
        <draw:custom-shape draw:style-name="gr4" draw:text-style-name="P5" draw:layer="layout" svg:width="6.35cm" svg:height="1.047cm" svg:x="8.52cm" svg:y="8.02cm">
          <text:p text:style-name="P4"><text:span text:style-name="T3">Video</text:span><text:span text:style-name="T4"> Swin Transformer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077cm" svg:y1="10.037cm" svg:x2="13.065cm" svg:y2="9.185cm">
          <text:p/>
        </draw:line>
        <draw:line draw:style-name="gr5" draw:text-style-name="P1" draw:layer="layout" svg:x1="11.476cm" svg:y1="10.05cm" svg:x2="11.464cm" svg:y2="9.198cm">
          <text:p/>
        </draw:line>
        <draw:line draw:style-name="gr5" draw:text-style-name="P1" draw:layer="layout" svg:x1="9.776cm" svg:y1="10.05cm" svg:x2="9.764cm" svg:y2="9.198cm">
          <text:p/>
        </draw:line>
        <draw:frame draw:style-name="gr1" draw:text-style-name="P1" draw:layer="layout" svg:width="8.466cm" svg:height="1.616cm" svg:x="7.221cm" svg:y="3.751cm">
          <draw:image xlink:href="Pictures/10000000000003E8000000BFC40C4312FFB32508.jpg" xlink:type="simple" xlink:show="embed" xlink:actuate="onLoad" draw:mime-type="image/jpeg">
            <text:p/>
          </draw:image>
        </draw:frame>
        <draw:line draw:style-name="gr5" draw:text-style-name="P1" draw:layer="layout" svg:x1="13.076cm" svg:y1="6.45cm" svg:x2="13.064cm" svg:y2="5.598cm">
          <text:p/>
        </draw:line>
        <draw:custom-shape draw:style-name="gr6" draw:text-style-name="P6" draw:layer="layout" svg:width="1.805cm" svg:height="1.805cm" svg:x="12.212cm" svg:y="3.65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.408cm" svg:height="0.907cm" svg:x="12.54cm" svg:y="4.244cm">
          <draw:text-box>
            <text:p text:style-name="P7"><text:span text:style-name="T1">0/1</text:span></text:p>
          </draw:text-box>
        </draw:frame>
        <draw:custom-shape draw:style-name="gr8" draw:text-style-name="P10" draw:layer="layout" svg:width="3.175cm" svg:height="0.835cm" svg:x="10.107cm" svg:y="6.532cm">
          <text:p text:style-name="P9"><text:span text:style-name="T5">Classifier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933cm" svg:height="0.318cm" svg:x="8.736cm" svg:y="7.567cm"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0" draw:text-style-name="P12" draw:layer="layout" svg:width="1.992cm" svg:height="0.602cm" svg:x="11.003cm" svg:y="7.485cm">
          <draw:text-box>
            <text:p text:style-name="P11">Reducer</text:p>
          </draw:text-box>
        </draw:frame>
        <draw:line draw:style-name="gr11" draw:text-style-name="P1" draw:layer="layout" svg:x1="10.09cm" svg:y1="6.515cm" svg:x2="6.397cm" svg:y2="5.762cm">
          <text:p/>
        </draw:line>
        <draw:line draw:style-name="gr11" draw:text-style-name="P1" draw:layer="layout" svg:x1="10.207cm" svg:y1="7.35cm" svg:x2="6.397cm" svg:y2="8.302cm">
          <text:p/>
        </draw:line>
        <draw:custom-shape draw:style-name="gr12" draw:text-style-name="P13" xml:id="id2" draw:id="id2" draw:layer="layout" svg:width="2.54cm" svg:height="0.317cm" svg:x="3.087cm" svg:y="8.22cm">
          <text:p text:style-name="P2"><text:span text:style-name="T6">Layer Norm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2.54cm" svg:height="0.317cm" svg:x="3.087cm" svg:y="7.82cm">
          <text:p text:style-name="P2"><text:span text:style-name="T6">Linear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.54cm" svg:height="0.317cm" svg:x="3.087cm" svg:y="7.42cm">
          <text:p text:style-name="P2"><text:span text:style-name="T6">Dropout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xml:id="id4" draw:id="id4" draw:layer="layout" svg:width="2.54cm" svg:height="0.317cm" svg:x="3.087cm" svg:y="6.62cm">
          <text:p text:style-name="P2"><text:span text:style-name="T6">LST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8" xml:id="id1" draw:id="id1" draw:layer="layout" svg:width="0.663cm" svg:height="0.607cm" svg:x="4.04cm" svg:y="9.355cm">
          <draw:text-box>
            <text:p text:style-name="P17"><text:span text:style-name="T7">x</text:span></text:p>
          </draw:text-box>
        </draw:frame>
        <draw:frame draw:style-name="gr17" draw:text-style-name="P20" xml:id="id3" draw:id="id3" draw:layer="layout" svg:width="1.514cm" svg:height="0.727cm" svg:x="1.817cm" svg:y="9.237cm">
          <draw:text-box>
            <text:p text:style-name="P19"><text:span text:style-name="T6">RNN State</text:span><text:span text:style-name="T6"><text:line-break/></text:span><text:span text:style-name="T6">(previous)</text:span></text:p>
          </draw:text-box>
        </draw:frame>
        <draw:connector draw:style-name="gr18" draw:text-style-name="P1" draw:layer="layout" draw:type="line" svg:x1="4.371cm" svg:y1="9.355cm" svg:x2="4.357cm" svg:y2="8.537cm" draw:start-shape="id1" draw:start-glue-point="0" draw:end-shape="id2" draw:end-glue-point="2" svg:d="M4371 9355l-14-818" svg:viewBox="0 0 15 819">
          <text:p/>
        </draw:connector>
        <draw:connector draw:style-name="gr19" draw:text-style-name="P1" draw:layer="layout" svg:x1="2.574cm" svg:y1="9.237cm" svg:x2="3.087cm" svg:y2="6.778cm" draw:start-shape="id3" draw:start-glue-point="0" draw:end-shape="id4" draw:end-glue-point="3" svg:d="M2574 9237v-2459h513" svg:viewBox="0 0 514 2460">
          <text:p/>
        </draw:connector>
        <draw:custom-shape draw:style-name="gr12" draw:text-style-name="P13" draw:layer="layout" svg:width="2.54cm" svg:height="0.317cm" svg:x="3.087cm" svg:y="7.02cm">
          <text:p text:style-name="P2"><text:span text:style-name="T6">Layer Norm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2.54cm" svg:height="0.317cm" svg:x="3.087cm" svg:y="6.22cm">
          <text:p text:style-name="P2"><text:span text:style-name="T6">Linear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" svg:x1="4.369cm" svg:y1="5.268cm" svg:x2="4.355cm" svg:y2="4.45cm" svg:d="M4369 5268l-14-818" svg:viewBox="0 0 15 819">
          <text:p/>
        </draw:connector>
        <draw:frame draw:style-name="gr17" draw:text-style-name="P20" xml:id="id5" draw:id="id5" draw:layer="layout" svg:width="1.514cm" svg:height="0.727cm" svg:x="5.417cm" svg:y="4.638cm">
          <draw:text-box>
            <text:p text:style-name="P19"><text:span text:style-name="T6">RNN State</text:span><text:span text:style-name="T6"><text:line-break/></text:span><text:span text:style-name="T6">(next)</text:span></text:p>
          </draw:text-box>
        </draw:frame>
        <draw:connector draw:style-name="gr19" draw:text-style-name="P1" draw:layer="layout" svg:x1="5.627cm" svg:y1="6.778cm" svg:x2="6.174cm" svg:y2="5.365cm" draw:start-shape="id4" draw:start-glue-point="1" draw:end-shape="id5" draw:end-glue-point="2" svg:d="M5627 6778h547v-1413" svg:viewBox="0 0 548 1414">
          <text:p/>
        </draw:connector>
        <draw:custom-shape draw:style-name="gr14" draw:text-style-name="P15" draw:layer="layout" svg:width="2.54cm" svg:height="0.317cm" svg:x="3.087cm" svg:y="5.82cm">
          <text:p text:style-name="P2"><text:span text:style-name="T6">Dropout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2.54cm" svg:height="0.317cm" svg:x="3.087cm" svg:y="5.42cm">
          <text:p text:style-name="P2"><text:span text:style-name="T6">Linea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TeX Gyre Bonum1" svg:font-family="'TeX Gyre Bonum'" style:font-pitch="variable"/>
    <style:font-face style:name="TeX Gyre Bonum" svg:font-family="'TeX Gyre Bonum'" style:font-adornments="Regular" style:font-pitch="variable"/>
    <style:font-face style:name="TeX Gyre DejaVu Math1" svg:font-family="'TeX Gyre DejaVu Math'" style:font-pitch="variable"/>
    <style:font-face style:name="TeX Gyre DejaVu Math" svg:font-family="'TeX Gyre DejaVu Math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5" draw:display-name="Arrowheads 5" svg:viewBox="0 7 20 13" svg:d="M0 20l10-13 10 13z"/>
    <draw:stroke-dash draw:name="Dashed_20__28_var_29__20_2" draw:display-name="Dashed (var) 2" draw:style="rect" draw:dots1="1" draw:dots1-length="0.02cm" draw:dots2="1" draw:dots2-length="0.02cm" draw:distance="0.02cm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2a6099" draw:opacity="43%" draw:textarea-horizontal-align="justify" fo:padding-top="0.125cm" fo:padding-bottom="0.125cm" fo:padding-left="0.25cm" fo:padding-right="0.25cm" draw:shadow="hidden" draw:shadow-offset-x="0.102cm" draw:shadow-offset-y="0.102cm" draw:shadow-color="#808080" draw:shadow-opacity="2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draw:fill-gradient-name="Gradient_20_1" draw:fill-hatch-name="Red_20_90_20_Degrees_20_Crossed_20_1" draw:fill-image-name="Bitmap_20_1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4T14:07:40.546965659</meta:creation-date>
    <dc:date>2022-11-28T14:56:08.286647723</dc:date>
    <meta:editing-duration>PT7H9M17S</meta:editing-duration>
    <meta:editing-cycles>34</meta:editing-cycles>
    <meta:generator>LibreOffice/7.0.4.2$Linux_X86_64 LibreOffice_project/00$Build-2</meta:generator>
    <meta:document-statistic meta:object-count="31"/>
  </office:meta>
</office:document-meta>
</file>